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71cm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4.726cm"/>
    </style:style>
    <style:style style:name="gr3" style:family="graphic" style:parent-style-name="standard">
      <style:graphic-properties draw:textarea-horizontal-align="justify" draw:textarea-vertical-align="middle" draw:auto-grow-height="false" fo:min-height="0.326cm" fo:min-width="0.165cm"/>
    </style:style>
    <style:style style:name="gr4" style:family="graphic" style:parent-style-name="standard">
      <style:graphic-properties draw:textarea-horizontal-align="justify" draw:textarea-vertical-align="middle" draw:auto-grow-height="false" fo:min-height="0.624cm" fo:min-width="0.667cm"/>
    </style:style>
    <style:style style:name="gr5" style:family="graphic" style:parent-style-name="standard">
      <style:graphic-properties draw:textarea-horizontal-align="justify" draw:textarea-vertical-align="middle" draw:auto-grow-height="false" fo:min-height="0.726cm" fo:min-width="2.965cm"/>
    </style:style>
    <style:style style:name="gr6" style:family="graphic" style:parent-style-name="standard">
      <style:graphic-properties draw:textarea-horizontal-align="justify" draw:textarea-vertical-align="middle" draw:auto-grow-height="false" fo:min-height="0.324cm" fo:min-width="0.166cm"/>
    </style:style>
    <style:style style:name="gr7" style:family="graphic" style:parent-style-name="standard">
      <style:graphic-properties draw:textarea-horizontal-align="justify" draw:textarea-vertical-align="middle" draw:auto-grow-height="false" fo:min-height="1.125cm" fo:min-width="4.373cm"/>
    </style:style>
    <style:style style:name="gr8" style:family="graphic" style:parent-style-name="standard">
      <style:graphic-properties draw:textarea-horizontal-align="justify" draw:textarea-vertical-align="middle" draw:auto-grow-height="false" fo:min-height="0.325cm" fo:min-width="0.167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0.832cm" fo:min-width="2.335cm"/>
    </style:style>
    <style:style style:name="gr1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981cm" fo:min-width="3.854cm"/>
    </style:style>
    <style:style style:name="gr12" style:family="graphic" style:parent-style-name="standard">
      <style:graphic-properties draw:textarea-horizontal-align="justify" draw:textarea-vertical-align="middle" draw:auto-grow-height="false" fo:min-height="0.325cm" fo:min-width="0.165cm"/>
    </style:style>
    <style:style style:name="gr13" style:family="graphic" style:parent-style-name="standard">
      <style:graphic-properties draw:textarea-horizontal-align="justify" draw:textarea-vertical-align="middle" draw:auto-grow-height="false" fo:min-height="0.307cm" fo:min-width="0.16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372cm" fo:min-width="0.166cm"/>
    </style:style>
    <style:style style:name="gr16" style:family="graphic" style:parent-style-name="standard">
      <style:graphic-properties draw:fill-color="#72bf44" draw:textarea-horizontal-align="justify" draw:textarea-vertical-align="middle" draw:auto-grow-height="false" fo:min-height="0.833cm" fo:min-width="2.335cm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8" style:family="graphic" style:parent-style-name="standard">
      <style:graphic-properties draw:fill-color="#fff685" draw:textarea-horizontal-align="justify" draw:textarea-vertical-align="middle" draw:auto-grow-height="false" fo:min-height="10.838cm" fo:min-width="10.541cm"/>
    </style:style>
    <style:style style:name="gr19" style:family="graphic" style:parent-style-name="standard">
      <style:graphic-properties draw:textarea-horizontal-align="justify" draw:textarea-vertical-align="middle" draw:auto-grow-height="false" fo:min-height="1.718cm" fo:min-width="4.402cm"/>
    </style:style>
    <style:style style:name="gr20" style:family="graphic" style:parent-style-name="standard">
      <style:graphic-properties draw:textarea-horizontal-align="justify" draw:textarea-vertical-align="middle" draw:auto-grow-height="false" fo:min-height="1.05cm" fo:min-width="0.2cm"/>
    </style:style>
    <style:style style:name="gr21" style:family="graphic" style:parent-style-name="standard">
      <style:graphic-properties draw:textarea-horizontal-align="justify" draw:textarea-vertical-align="middle" draw:auto-grow-height="false" fo:min-height="0.641cm" fo:min-width="0.722cm"/>
    </style:style>
    <style:style style:name="gr22" style:family="graphic" style:parent-style-name="standard">
      <style:graphic-properties draw:fill-color="#e0efd4" draw:textarea-horizontal-align="justify" draw:textarea-vertical-align="middle" draw:auto-grow-height="false" fo:min-height="1.572cm" fo:min-width="7.7cm"/>
    </style:style>
    <style:style style:name="gr23" style:family="graphic" style:parent-style-name="standard">
      <style:graphic-properties draw:textarea-horizontal-align="justify" draw:textarea-vertical-align="middle" draw:auto-grow-height="false" fo:min-height="0.928cm" fo:min-width="1.948cm"/>
    </style:style>
    <style:style style:name="gr24" style:family="graphic" style:parent-style-name="standard">
      <style:graphic-properties draw:textarea-horizontal-align="justify" draw:textarea-vertical-align="middle" draw:auto-grow-height="false" fo:min-height="0.373cm" fo:min-width="0.165cm"/>
    </style:style>
    <style:style style:name="gr25" style:family="graphic" style:parent-style-name="standard">
      <style:graphic-properties draw:fill-color="#87d1d1" draw:textarea-horizontal-align="justify" draw:textarea-vertical-align="middle" draw:auto-grow-height="false" fo:min-height="2.711cm" fo:min-width="2.517cm"/>
    </style:style>
    <style:style style:name="gr26" style:family="graphic" style:parent-style-name="standard">
      <style:graphic-properties draw:textarea-horizontal-align="justify" draw:textarea-vertical-align="middle" draw:auto-grow-height="false" fo:min-height="1.349cm" fo:min-width="9.7cm"/>
    </style:style>
    <style:style style:name="gr27" style:family="graphic" style:parent-style-name="standard">
      <style:graphic-properties draw:textarea-horizontal-align="justify" draw:textarea-vertical-align="middle" draw:auto-grow-height="false" fo:min-height="1.272cm" fo:min-width="3.55cm"/>
    </style:style>
    <style:style style:name="gr28" style:family="graphic" style:parent-style-name="standard">
      <style:graphic-properties draw:textarea-horizontal-align="justify" draw:textarea-vertical-align="middle" draw:auto-grow-height="false" fo:min-height="0.373cm" fo:min-width="0.167cm"/>
    </style:style>
    <style:style style:name="gr29" style:family="graphic" style:parent-style-name="standard">
      <style:graphic-properties draw:textarea-horizontal-align="justify" draw:textarea-vertical-align="middle" draw:auto-grow-height="false" fo:min-height="1.685cm" fo:min-width="7.9cm"/>
    </style:style>
    <style:style style:name="gr30" style:family="graphic" style:parent-style-name="standard">
      <style:graphic-properties draw:textarea-horizontal-align="justify" draw:textarea-vertical-align="middle" draw:auto-grow-height="false" fo:min-height="0.625cm" fo:min-width="0.667cm"/>
    </style:style>
    <style:style style:name="gr3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217cm" fo:min-width="7.81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9cm" svg:height="7.361cm" svg:x="1cm" svg:y="1cm">
          <draw:text-box>
            <text:p>1,- Chequear si en alguna hora hay un solo usuario.</text:p>
            <text:p><text:tab/>-Si un usuario va solo ==&gt; Conduce</text:p>
            <text:p><text:tab/>-Si un usuario conduce a la ida, conduce a la salida</text:p>
            <text:p/>
            <text:p>Una vez chequeada la semana y no hay o no quedan usuarios solos en una hora. Se comienza en orden día y hora a chequear las horas en las que hubiera mas de un usuario.</text:p>
            <text:p/>
            <text:p>El algoritmo podría ser el siguiente:</text:p>
            <text:p/>
          </draw:text-box>
        </draw:frame>
      </draw:page>
      <draw:page draw:name="page2" draw:style-name="dp1" draw:master-page-name="Predeterminado">
        <draw:custom-shape draw:style-name="gr2" draw:text-style-name="P1" xml:id="id1" draw:id="id1" draw:layer="layout" svg:width="10.451cm" svg:height="3.78cm" svg:x="21.7cm" svg:y="7.32cm">
          <text:p text:style-name="P1">¿Todos los </text:p>
          <text:p text:style-name="P1">usuarios de la hora han conducido </text:p>
          <text:p text:style-name="P1">el mismo n.º de veces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1.198cm" svg:height="0.995cm" svg:x="26.353cm" svg:y="12.3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1.167cm" svg:height="0.874cm" svg:x="33.451cm" svg:y="8.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6.927cm" svg:height="1.952cm" svg:x="26.64cm" svg:y="24.322cm">
          <text:p text:style-name="P1">¿Queda mas de un usuario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5" draw:id="id5" draw:layer="layout" svg:width="1.019cm" svg:height="0.873cm" svg:x="29.681cm" svg:y="17.12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9.745cm" svg:height="2.747cm" svg:x="25.155cm" svg:y="18.9cm">
          <text:p text:style-name="P1">¿Alguno de los</text:p>
          <text:p text:style-name="P1"><text:s/>usuarios que han conducido menos </text:p>
          <text:p text:style-name="P1">veces, no tiene coche asignado a la </text:p>
          <text:p text:style-name="P1">hora de entrada ni </text:p>
          <text:p text:style-name="P1">a la salid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" draw:id="id7" draw:layer="layout" svg:width="1.076cm" svg:height="0.797cm" svg:x="29.724cm" svg:y="22.503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9" draw:id="id19" draw:layer="layout" svg:width="2.951cm" svg:height="1.15cm" svg:x="37.349cm" svg:y="24.75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32.151cm" svg:y1="9.21cm" svg:x2="33.451cm" svg:y2="9.137cm" draw:start-shape="id1" draw:start-glue-point="7" draw:end-shape="id2" draw:end-glue-point="3" svg:d="M32151 9210l1300-73" svg:viewBox="0 0 1301 74">
          <text:p/>
        </draw:connector>
        <draw:connector draw:style-name="gr10" draw:text-style-name="P1" draw:layer="layout" draw:type="line" svg:x1="26.925cm" svg:y1="11.1cm" svg:x2="26.952cm" svg:y2="12.3cm" draw:start-shape="id1" draw:start-glue-point="6" draw:end-shape="id3" draw:end-glue-point="0" svg:d="M26925 11100l27 1200" svg:viewBox="0 0 28 1201">
          <text:p/>
        </draw:connector>
        <draw:custom-shape draw:style-name="gr11" draw:text-style-name="P1" xml:id="id4" draw:id="id4" draw:layer="layout" svg:width="8.707cm" svg:height="2.461cm" svg:x="25.72cm" svg:y="14cm">
          <text:p text:style-name="P1">¿Hay un único</text:p>
          <text:p text:style-name="P1"><text:s/>usuario que ha conducido un </text:p>
          <text:p text:style-name="P1">menor n.º de veces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6" draw:id="id16" draw:layer="layout" svg:width="1.064cm" svg:height="0.799cm" svg:x="35.436cm" svg:y="15.001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30.073cm" svg:y1="16.461cm" svg:x2="30.19cm" svg:y2="17.127cm" draw:start-shape="id4" draw:start-glue-point="6" draw:end-shape="id5" draw:end-glue-point="0" svg:d="M30073 16461l117 666" svg:viewBox="0 0 118 667">
          <text:p/>
        </draw:connector>
        <draw:connector draw:style-name="gr10" draw:text-style-name="P1" draw:layer="layout" draw:type="line" svg:x1="30.028cm" svg:y1="21.647cm" svg:x2="30.262cm" svg:y2="22.503cm" draw:start-shape="id6" draw:start-glue-point="6" draw:end-shape="id7" draw:end-glue-point="0" svg:d="M30028 21647l234 856" svg:viewBox="0 0 235 857">
          <text:p/>
        </draw:connector>
        <draw:custom-shape draw:style-name="gr13" draw:text-style-name="P1" xml:id="id18" draw:id="id18" draw:layer="layout" svg:width="1.128cm" svg:height="0.714cm" svg:x="34.472cm" svg:y="24.986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30.262cm" svg:y1="23.3cm" svg:x2="30.103cm" svg:y2="24.322cm" draw:start-shape="id7" draw:start-glue-point="2" draw:end-shape="id8" draw:end-glue-point="4" svg:d="M30262 23300l-159 1022" svg:viewBox="0 0 160 1023">
          <text:p/>
        </draw:connector>
        <draw:custom-shape draw:style-name="gr6" draw:text-style-name="P1" xml:id="id10" draw:id="id10" draw:layer="layout" svg:width="1.312cm" svg:height="0.769cm" svg:x="21.988cm" svg:y="19.9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9" draw:id="id9" draw:layer="layout" svg:width="1.13cm" svg:height="0.771cm" svg:x="23.7cm" svg:y="25.029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30.19cm" svg:y1="18cm" svg:x2="30.028cm" svg:y2="18.9cm" draw:start-shape="id5" draw:start-glue-point="2" draw:end-shape="id6" draw:end-glue-point="4" svg:d="M30190 18000l-162 900" svg:viewBox="0 0 163 901">
          <text:p/>
        </draw:connector>
        <draw:custom-shape draw:style-name="gr16" draw:text-style-name="P1" xml:id="id17" draw:id="id17" draw:layer="layout" svg:width="2.951cm" svg:height="1.199cm" svg:x="37.6cm" svg:y="14.812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6.64cm" svg:y1="25.298cm" svg:x2="24.83cm" svg:y2="25.414cm" draw:start-shape="id8" draw:start-glue-point="5" draw:end-shape="id9" draw:end-glue-point="1" svg:d="M26640 25298l-1810 116" svg:viewBox="0 0 1811 117">
          <text:p/>
        </draw:connector>
        <draw:connector draw:style-name="gr17" draw:text-style-name="P1" draw:layer="layout" svg:x1="34.618cm" svg:y1="9.137cm" svg:x2="30.073cm" svg:y2="14cm" draw:start-shape="id2" draw:start-glue-point="1" draw:end-shape="id4" draw:end-glue-point="4" svg:d="M34618 9137h500v2650h-5045v2213" svg:viewBox="0 0 5046 4864">
          <text:p/>
        </draw:connector>
        <draw:custom-shape draw:style-name="gr18" draw:text-style-name="P1" draw:layer="layout" svg:width="12.235cm" svg:height="12.282cm" svg:x="4.3cm" svg:y="7.38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ﾺ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2.238cm -0.582cm" svg:x1="21.988cm" svg:y1="20.284cm" svg:x2="10.035cm" svg:y2="9.084cm" draw:start-shape="id10" draw:start-glue-point="3" draw:end-shape="id11" draw:end-glue-point="0" svg:d="M21988 20284h-1188v-12284h-10765v1084" svg:viewBox="0 0 11954 12285">
          <text:p/>
        </draw:connector>
        <draw:connector draw:style-name="gr14" draw:text-style-name="P1" draw:layer="layout" draw:line-skew="1.282cm -0.682cm" svg:x1="23.7cm" svg:y1="25.414cm" svg:x2="10.035cm" svg:y2="9.084cm" draw:start-shape="id9" draw:start-glue-point="3" draw:end-shape="id11" draw:end-glue-point="0" svg:d="M23700 25414h-3000v-17514h-10665v1184" svg:viewBox="0 0 13666 17515">
          <text:p/>
        </draw:connector>
        <draw:custom-shape draw:style-name="gr19" draw:text-style-name="P1" xml:id="id12" draw:id="id12" draw:layer="layout" svg:width="9.802cm" svg:height="3.936cm" svg:x="5.398cm" svg:y="20.1cm">
          <text:p text:style-name="P1">¿En la ultima </text:p>
          <text:p text:style-name="P1">pasada, ha disminuido </text:p>
          <text:p text:style-name="P1">el n.º de horas por </text:p>
          <text:p text:style-name="P1">asignar 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xml:id="id13" draw:id="id13" draw:layer="layout" svg:width="1.5cm" svg:height="1.4cm" svg:x="9.6cm" svg:y="25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0.299cm" svg:y1="24.036cm" svg:x2="10.35cm" svg:y2="25cm" draw:start-shape="id12" draw:start-glue-point="6" draw:end-shape="id13" draw:end-glue-point="0" svg:d="M10299 24036v483h51v481" svg:viewBox="0 0 52 965">
          <text:p/>
        </draw:connector>
        <draw:custom-shape draw:style-name="gr21" draw:text-style-name="P1" xml:id="id14" draw:id="id14" draw:layer="layout" svg:width="1.222cm" svg:height="0.891cm" svg:x="16.678cm" svg:y="23.724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15" draw:id="id15" draw:layer="layout" svg:width="8.2cm" svg:height="1.822cm" svg:x="19.3cm" svg:y="26.8cm">
          <text:p text:style-name="P1">Se elige un conductor al az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17.9cm" svg:y1="24.169cm" svg:x2="19.3cm" svg:y2="27.711cm" draw:start-shape="id14" draw:start-glue-point="1" draw:end-shape="id15" draw:end-glue-point="3" svg:d="M17900 24169h700v3542h700" svg:viewBox="0 0 1401 3543">
          <text:p/>
        </draw:connector>
        <draw:connector draw:style-name="gr14" draw:text-style-name="P1" draw:layer="layout" svg:x1="36.5cm" svg:y1="15.4cm" svg:x2="37.6cm" svg:y2="15.411cm" draw:start-shape="id16" draw:start-glue-point="1" draw:end-shape="id17" svg:d="M36500 15400h550v11h550" svg:viewBox="0 0 1101 12">
          <text:p/>
        </draw:connector>
        <draw:connector draw:style-name="gr14" draw:text-style-name="P1" draw:layer="layout" svg:x1="35.6cm" svg:y1="25.343cm" svg:x2="37.349cm" svg:y2="25.325cm" draw:start-shape="id18" draw:start-glue-point="1" draw:end-shape="id19" draw:end-glue-point="3" svg:d="M35600 25343h874v-18h875" svg:viewBox="0 0 1750 19">
          <text:p/>
        </draw:connector>
        <draw:custom-shape draw:style-name="gr23" draw:text-style-name="P1" xml:id="id20" draw:id="id20" draw:layer="layout" svg:width="4.894cm" svg:height="2.356cm" svg:x="3.8cm" svg:y="25.4cm">
          <text:p text:style-name="P1">¿El n.º de horas por </text:p>
          <text:p text:style-name="P1">Asignar = 0 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34.427cm" svg:y1="15.23cm" svg:x2="35.318cm" svg:y2="15.272cm" draw:start-shape="id4" draw:start-glue-point="7" svg:d="M34427 15230h696v42h195" svg:viewBox="0 0 892 43">
          <text:p/>
        </draw:connector>
        <draw:connector draw:style-name="gr10" draw:text-style-name="P1" draw:layer="layout" svg:x1="15.2cm" svg:y1="22.068cm" svg:x2="16.678cm" svg:y2="24.169cm" draw:start-shape="id12" draw:start-glue-point="7" draw:end-shape="id14" draw:end-glue-point="3" svg:d="M15200 22068h740v2101h738" svg:viewBox="0 0 1479 2102">
          <text:p/>
        </draw:connector>
        <draw:custom-shape draw:style-name="gr24" draw:text-style-name="P1" xml:id="id23" draw:id="id23" draw:layer="layout" svg:width="1.343cm" svg:height="1.008cm" svg:x="7.957cm" svg:y="27.892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21" draw:id="id21" draw:layer="layout" svg:width="1.6cm" svg:height="1.2cm" svg:x="0.8cm" svg:y="24.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line-skew="5.116cm" svg:x1="9.6cm" svg:y1="25.7cm" svg:x2="6.247cm" svg:y2="25.4cm" draw:start-shape="id13" draw:start-glue-point="3" draw:end-shape="id20" draw:end-glue-point="4" svg:d="M9600 25700h-1600v-1201h-1753v901" svg:viewBox="0 0 3354 1202">
          <text:p/>
        </draw:connector>
        <draw:connector draw:style-name="gr10" draw:text-style-name="P1" draw:layer="layout" svg:x1="3.8cm" svg:y1="26.578cm" svg:x2="1.6cm" svg:y2="25.9cm" draw:start-shape="id20" draw:start-glue-point="5" draw:end-shape="id21" draw:end-glue-point="2" svg:d="M3800 26578h-2200v-678" svg:viewBox="0 0 2201 679">
          <text:p/>
        </draw:connector>
        <draw:connector draw:style-name="gr14" draw:text-style-name="P1" draw:layer="layout" svg:x1="1.6cm" svg:y1="24.7cm" svg:x2="5.782cm" svg:y2="1.933cm" draw:start-shape="id21" draw:start-glue-point="0" draw:end-shape="id22" draw:end-glue-point="3" svg:d="M1600 24700v-22767h4182" svg:viewBox="0 0 4183 22768">
          <text:p/>
        </draw:connector>
        <draw:custom-shape draw:style-name="gr25" draw:text-style-name="P1" xml:id="id24" draw:id="id24" draw:layer="layout" svg:width="3.337cm" svg:height="3.281cm" svg:x="13.1cm" svg:y="26.019cm">
          <text:p text:style-name="P1">Finaliza el </text:p>
          <text:p text:style-name="P1">program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6.247cm" svg:y1="27.756cm" svg:x2="7.957cm" svg:y2="28.396cm" draw:start-shape="id20" draw:start-glue-point="6" draw:end-shape="id23" draw:end-glue-point="3" svg:d="M6247 27756v640h1710" svg:viewBox="0 0 1711 641">
          <text:p/>
        </draw:connector>
        <draw:connector draw:style-name="gr14" draw:text-style-name="P1" draw:layer="layout" svg:x1="9.3cm" svg:y1="28.396cm" svg:x2="13.1cm" svg:y2="27.659cm" draw:start-shape="id23" draw:start-glue-point="1" draw:end-shape="id24" svg:d="M9300 28396h1899v-737h1901" svg:viewBox="0 0 3801 738">
          <text:p/>
        </draw:connector>
        <draw:connector draw:style-name="gr10" draw:text-style-name="P1" draw:layer="layout" svg:x1="33.567cm" svg:y1="25.298cm" svg:x2="34.472cm" svg:y2="25.343cm" draw:start-shape="id8" draw:start-glue-point="7" draw:end-shape="id18" draw:end-glue-point="3" svg:d="M33567 25298h723v45h182" svg:viewBox="0 0 906 46">
          <text:p/>
        </draw:connector>
        <draw:connector draw:style-name="gr10" draw:text-style-name="P1" draw:layer="layout" draw:type="line" svg:x1="25.155cm" svg:y1="20.273cm" svg:x2="23.3cm" svg:y2="20.284cm" draw:start-shape="id6" draw:start-glue-point="5" draw:end-shape="id10" draw:end-glue-point="1" svg:d="M25155 20273l-1855 11" svg:viewBox="0 0 1856 12">
          <text:p/>
        </draw:connector>
        <draw:custom-shape draw:style-name="gr26" draw:text-style-name="P1" xml:id="id11" draw:id="id11" draw:layer="layout" svg:width="10.2cm" svg:height="1.599cm" svg:x="4.935cm" svg:y="9.084cm">
          <text:p text:style-name="P1">Se pasa a evaluar la siguiente ho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25" draw:id="id25" draw:layer="layout" svg:width="8.1cm" svg:height="3.042cm" svg:x="7.3cm" svg:y="11.424cm">
          <text:p text:style-name="P1">¿La hora</text:p>
          <text:p text:style-name="P1"><text:s/>evaluada es la ultima </text:p>
          <text:p text:style-name="P1">por evaluar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xml:id="id29" draw:id="id29" draw:layer="layout" svg:width="0.667cm" svg:height="0.623cm" svg:x="9.868cm" svg:y="15.461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xml:id="id30" draw:id="id30" draw:layer="layout" svg:width="8.4cm" svg:height="1.935cm" svg:x="6.035cm" svg:y="16.873cm">
          <text:p text:style-name="P1">Cuento el n.º de horas </text:p>
          <text:p text:style-name="P1">que quedan por asign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xml:id="id26" draw:id="id26" draw:layer="layout" svg:width="1.167cm" svg:height="0.875cm" svg:x="4.635cm" svg:y="12.809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7.3cm" svg:y1="12.945cm" svg:x2="5.802cm" svg:y2="13.246cm" draw:start-shape="id25" draw:start-glue-point="5" draw:end-shape="id26" draw:end-glue-point="1" svg:d="M7300 12945h-749v301h-749" svg:viewBox="0 0 1499 302">
          <text:p/>
        </draw:connector>
        <draw:connector draw:style-name="gr31" draw:text-style-name="P1" draw:layer="layout" svg:x1="10.05cm" svg:y1="5.3cm" svg:x2="10.083cm" svg:y2="6.326cm" draw:start-shape="id27" draw:start-glue-point="6" draw:end-shape="id28" draw:end-glue-point="0" svg:d="M10050 5300v514h33v512" svg:viewBox="0 0 34 1027">
          <text:p/>
        </draw:connector>
        <draw:connector draw:style-name="gr10" draw:text-style-name="P1" draw:layer="layout" svg:x1="11.35cm" svg:y1="14.466cm" svg:x2="10.201cm" svg:y2="15.461cm" draw:start-shape="id25" draw:start-glue-point="6" draw:end-shape="id29" draw:end-glue-point="0" svg:d="M11350 14466v498h-1149v497" svg:viewBox="0 0 1150 996">
          <text:p/>
        </draw:connector>
        <draw:connector draw:style-name="gr14" draw:text-style-name="P1" draw:layer="layout" svg:x1="10.201cm" svg:y1="16.084cm" svg:x2="10.235cm" svg:y2="16.873cm" draw:start-shape="id29" draw:start-glue-point="2" draw:end-shape="id30" draw:end-glue-point="0" svg:d="M10201 16084v394h34v395" svg:viewBox="0 0 35 790">
          <text:p/>
        </draw:connector>
        <draw:connector draw:style-name="gr14" draw:text-style-name="P1" draw:layer="layout" svg:x1="10.235cm" svg:y1="18.808cm" svg:x2="10.299cm" svg:y2="20.1cm" draw:start-shape="id30" draw:start-glue-point="2" draw:end-shape="id12" draw:end-glue-point="4" svg:d="M10235 18808v646h64v646" svg:viewBox="0 0 65 1293">
          <text:p/>
        </draw:connector>
        <draw:connector draw:style-name="gr14" draw:text-style-name="P1" draw:layer="layout" draw:line-skew="0cm 0cm -0.682cm" svg:x1="26.952cm" svg:y1="13.295cm" svg:x2="10.035cm" svg:y2="9.084cm" draw:start-shape="id3" draw:start-glue-point="2" draw:end-shape="id11" draw:end-glue-point="0" svg:d="M26952 13295v500h-6208v-5895h-10709v1184" svg:viewBox="0 0 16918 5896">
          <text:p/>
        </draw:connector>
        <draw:connector draw:style-name="gr14" draw:text-style-name="P1" draw:layer="layout" svg:x1="10.035cm" svg:y1="10.683cm" svg:x2="11.35cm" svg:y2="11.424cm" draw:start-shape="id11" draw:start-glue-point="2" draw:end-shape="id25" draw:end-glue-point="4" svg:d="M10035 10683v370h1315v371" svg:viewBox="0 0 1316 742">
          <text:p/>
        </draw:connector>
        <draw:custom-shape draw:style-name="gr32" draw:text-style-name="P1" xml:id="id22" draw:id="id22" draw:layer="layout" svg:width="8.318cm" svg:height="1.467cm" svg:x="5.782cm" svg:y="1.2cm">
          <text:p text:style-name="P1">Chequear la 1ª ho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7" draw:id="id27" draw:layer="layout" svg:width="7.5cm" svg:height="1.7cm" svg:x="6.3cm" svg:y="3.6cm">
          <text:p text:style-name="P1">¿Hora asignad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1.167cm" svg:height="0.874cm" svg:x="9.5cm" svg:y="6.326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2" draw:id="id32" draw:layer="layout" svg:width="10.2cm" svg:height="1.8cm" svg:x="21.751cm" svg:y="1.9cm">
          <text:p text:style-name="P1">¿Hay mas de un usuario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" draw:id="id31" draw:layer="layout" svg:width="1.167cm" svg:height="0.874cm" svg:x="15.533cm" svg:y="4.1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3" draw:id="id33" draw:layer="layout" svg:width="1.167cm" svg:height="0.874cm" svg:x="33.751cm" svg:y="2.326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35" draw:id="id35" draw:layer="layout" svg:width="2.951cm" svg:height="1.199cm" svg:x="36.8cm" svg:y="2.101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controls" svg:x1="16.7cm" svg:y1="4.537cm" svg:x2="26.851cm" svg:y2="1.9cm" draw:start-shape="id31" draw:start-glue-point="1" draw:end-shape="id32" draw:end-glue-point="4" svg:d="M16700 4537h2525v-3138h7626v501" svg:viewBox="0 0 10152 3139">
          <text:p/>
        </draw:connector>
        <draw:connector draw:style-name="gr31" draw:text-style-name="P1" draw:layer="controls" svg:x1="13.8cm" svg:y1="4.45cm" svg:x2="15.533cm" svg:y2="4.537cm" draw:start-shape="id27" draw:start-glue-point="7" draw:end-shape="id31" svg:d="M13800 4450h867v87h866" svg:viewBox="0 0 1734 88">
          <text:p/>
        </draw:connector>
        <draw:connector draw:style-name="gr31" draw:text-style-name="P1" draw:layer="controls" svg:x1="31.951cm" svg:y1="2.8cm" svg:x2="33.751cm" svg:y2="2.763cm" draw:start-shape="id32" draw:start-glue-point="7" draw:end-shape="id33" draw:end-glue-point="3" svg:d="M31951 2800h900v-37h900" svg:viewBox="0 0 1801 38">
          <text:p/>
        </draw:connector>
        <draw:connector draw:style-name="gr14" draw:text-style-name="P1" draw:layer="controls" svg:x1="9.941cm" svg:y1="2.667cm" svg:x2="10.05cm" svg:y2="3.6cm" draw:start-shape="id22" draw:start-glue-point="2" draw:end-shape="id27" draw:end-glue-point="4" svg:d="M9941 2667v466h109v467" svg:viewBox="0 0 110 934">
          <text:p/>
        </draw:connector>
        <draw:custom-shape draw:style-name="gr4" draw:text-style-name="P1" xml:id="id34" draw:id="id34" draw:layer="controls" svg:width="1.167cm" svg:height="0.874cm" svg:x="26.251cm" svg:y="4.9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1" draw:layer="controls" svg:x1="26.851cm" svg:y1="3.7cm" svg:x2="26.834cm" svg:y2="4.9cm" draw:start-shape="id32" draw:start-glue-point="6" draw:end-shape="id34" draw:end-glue-point="0" svg:d="M26851 3700v601h-17v599" svg:viewBox="0 0 18 1201">
          <text:p/>
        </draw:connector>
        <draw:connector draw:style-name="gr14" draw:text-style-name="P1" draw:layer="controls" svg:x1="34.918cm" svg:y1="2.763cm" svg:x2="36.8cm" svg:y2="2.7cm" draw:start-shape="id33" draw:start-glue-point="1" draw:end-shape="id35" draw:end-glue-point="3" svg:d="M34918 2763h940v-63h942" svg:viewBox="0 0 1883 64">
          <text:p/>
        </draw:connector>
        <draw:connector draw:style-name="gr14" draw:text-style-name="P1" draw:layer="layout" svg:x1="10.083cm" svg:y1="7.2cm" svg:x2="10.035cm" svg:y2="9.084cm" draw:start-shape="id28" draw:start-glue-point="2" draw:end-shape="id11" draw:end-glue-point="0" svg:d="M10083 7200v942h-48v942" svg:viewBox="0 0 49 1885">
          <text:p/>
        </draw:connector>
        <draw:connector draw:style-name="gr14" draw:text-style-name="P1" draw:layer="controls" svg:x1="26.834cm" svg:y1="5.774cm" svg:x2="26.925cm" svg:y2="7.32cm" draw:start-shape="id34" draw:start-glue-point="2" draw:end-shape="id1" svg:d="M26834 5774v773h91v773" svg:viewBox="0 0 92 1547">
          <text:p/>
        </draw:connector>
        <draw:connector draw:style-name="gr14" draw:text-style-name="P1" draw:layer="layout" draw:line-skew="-0.533cm" svg:x1="4.635cm" svg:y1="13.246cm" svg:x2="6.3cm" svg:y2="4.45cm" draw:start-shape="id26" draw:start-glue-point="3" draw:end-shape="id27" draw:end-glue-point="5" svg:d="M4635 13246h-1035v-8796h2700" svg:viewBox="0 0 2701 87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42:56.685275833</meta:creation-date>
    <dc:date>2019-03-08T10:43:18.179637914</dc:date>
    <meta:editing-duration>PT47M54S</meta:editing-duration>
    <meta:editing-cycles>9</meta:editing-cycles>
    <meta:generator>LibreOffice/4.2.8.2$Linux_x86 LibreOffice_project/420m0$Build-2</meta:generator>
    <meta:document-statistic meta:object-count="76"/>
  </office:meta>
</office:document-meta>
</file>